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Heading" xml:id="intro">A Fun Weekend</text:p>
        <text:p text:style-name="Normal"><text:meta xml:id="james1">James</text:meta>, <text:meta xml:id="joyce1">Joyce</text:meta>, and <text:meta xml:id="mark1">Mark</text:meta> are planning to nurse some Koalas and feed the Owls on a camping trip <text:meta xml:id="campingtime1">next weekend</text:meta>. </text:p>
        <text:p text:style-name="Normal"/>
        <text:p text:style-name="Normal">The three people in the last paragraph were actually references<text:line-break/><text:tab/><text:tab/><text:tab/>to semantic information stored in RDF inside this document. <text:line-break/><text:tab/><text:tab/><text:tab/>This lets the computer explicitly know that you are dealing with <text:line-break/><text:tab/><text:tab/><text:tab/>people, and you can also tap into other information about these<text:line-break/><text:tab/><text:tab/><text:tab/>people by asking KOffice to show more information about them. For<text:line-break/><text:tab/><text:tab/><text:tab/>example, here you might like to call <text:meta xml:id="james2">James</text:meta> to see if he is planning on bringing some tea along. </text:p>
        <text:p text:style-name="Normal"/>
        <text:p text:style-name="Normal">Things in RDF can also have location information associated with<text:line-break/><text:tab/><text:tab/><text:tab/>them, for example, you know from above that there is camping<text:line-break/><text:tab/><text:tab/><text:tab/>happening. Explicitly that the camping <text:line-break/><text:tab/><text:tab/><text:tab/>starts at <text:meta xml:id="campingtime2">next weekend</text:meta>. But you can also bring up the exact <text:meta xml:id="campingtime3">location</text:meta> we are planning on staying because it is linked to the event itself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Nimbus Sans L"/>
    <style:font-face style:name="Nimbus Roman No9 L" svg:font-family="Nimbus Roman No9 L"/>
  </office:font-face-decls>
  <office:styles>
    <style:default-style style:family="paragraph">
      <style:paragraph-properties style:tab-stop-distance="0.4925in"/>
    </style:default-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Nimbus Roman No9 L" fo:font-size="12pt" fo:language="en" fo:country="US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Nimbus Sans 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1 (unix, gtk)</meta:generator>
    <meta:creation-date>2009-09-23T22:24:15</meta:creation-date>
    <dc:date>2009-09-23T22:25:12</dc:date>
  </office:meta>
</office:document-meta>
</file>